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4cm" svg:height="2.1cm" draw:transform="rotate (-1.57044726094539) translate (15.6cm 1.9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1.867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draw:transform="rotate (-1.57044726094539) translate (15.6cm 7.6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7.567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draw:transform="rotate (-1.57044726094539) translate (15.6cm 6.20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5cm" svg:height="0.734cm" svg:x="13.5cm" svg:y="6.16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draw:transform="rotate (-1.57044726094539) translate (15.6cm 3.3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3.267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3cm" svg:height="0.6cm" svg:x="13.9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3.9cm" svg:y="6.866cm">
          <draw:text-box>
            <text:p text:style-name="P2"><text:span text:style-name="T1">:D2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8:07.76</dc:date>
    <meta:editing-cycles>55</meta:editing-cycles>
    <meta:editing-duration>PT09H33M54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